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CA" fo:font-weight="normal" style:font-weight-asian="normal" style:font-weight-complex="normal"/>
    </style:style>
    <style:style style:name="P2" style:family="paragraph" style:parent-style-name="Standard" style:list-style-name="L2">
      <style:text-properties fo:language="en" fo:country="CA" fo:font-weight="normal" style:font-weight-asian="normal" style:font-weight-complex="normal"/>
    </style:style>
    <style:style style:name="P3" style:family="paragraph" style:parent-style-name="Standard" style:list-style-name="L5">
      <style:text-properties fo:language="en" fo:country="CA" fo:font-weight="normal" style:font-weight-asian="normal" style:font-weight-complex="normal"/>
    </style:style>
    <style:style style:name="P4" style:family="paragraph" style:parent-style-name="Standard" style:list-style-name="L6">
      <style:text-properties fo:language="en" fo:country="CA" fo:font-weight="normal" style:font-weight-asian="normal" style:font-weight-complex="normal"/>
    </style:style>
    <style:style style:name="P5" style:family="paragraph" style:parent-style-name="Standard" style:list-style-name="L7">
      <style:text-properties fo:language="en" fo:country="CA" fo:font-weight="normal" style:font-weight-asian="normal" style:font-weight-complex="normal"/>
    </style:style>
    <style:style style:name="P6" style:family="paragraph" style:parent-style-name="Standard">
      <style:text-properties fo:language="en" fo:country="CA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CA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language="en" fo:country="CA" fo:font-weight="bold" style:font-weight-asian="bold" style:font-weight-complex="bold"/>
    </style:style>
    <style:style style:name="T1" style:family="text">
      <style:text-properties fo:language="en" fo:country="CA"/>
    </style:style>
    <style:style style:name="T2" style:family="text">
      <style:text-properties fo:language="en" fo:country="CA" fo:font-weight="normal" style:font-weight-asian="normal" style:font-weight-complex="normal"/>
    </style:style>
    <style:style style:name="T3" style:family="text">
      <style:text-properties fo:language="en" fo:country="CA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HUTTLE</text:p>
      <text:p text:style-name="P8"/>
      <text:p text:style-name="P7"><text:span text:style-name="T1">Mann-Whitney U-Test </text:span>at p≤ 0.05:</text:p>
      <text:p text:style-name="Standard"/>
      <text:p text:style-name="Standard">Shuttle DR:</text:p>
      <text:p text:style-name="P1">benchmark venceu das opções com diversity</text:p>
      <text:p text:style-name="P1">classwise fitness sharing melhor que fitness sharing</text:p>
      <text:p text:style-name="P1"/>
      <text:p text:style-name="P1">Shuttle ACC (perdeu para DR):</text:p>
      <text:p text:style-name="P1">benchmark venceu fitness sharing</text:p>
      <text:p text:style-name="P1">no difference between classwise fitness sharing</text:p>
      <text:p text:style-name="P1">perdeu para genotype-DR</text:p>
      <text:p text:style-name="P1">no difference between genotype-ACC</text:p>
      <text:p text:style-name="P1"/>
      <text:p text:style-name="P6">Melhor resultado:</text:p>
      <text:p text:style-name="P1"/>
      <text:list xml:id="list2400570346062471973" text:style-name="L2">
        <text:list-item>
          <text:p text:style-name="P2">benchmark:</text:p>
          <text:list>
            <text:list-item>
              <text:p text:style-name="P2">TEST: acc: 0.64103, mrecall: 0.40089, recall: [ 0.80623802 <text:s/>0. <text:s text:c="9"/>1. <text:s text:c="9"/>0. <text:s text:c="9"/>0. 0. <text:s text:c="9"/>1. <text:s text:c="7"/>]</text:p>
            </text:list-item>
            <text:list-item>
              <text:p text:style-name="P2">Test DR per run: [0.32425, 0.36905, 0.30951, 0.37165, 0.38031, 0.29252, 0.26269, 0.21978, 0.38452, 0.398, 0.37278, 0.30859, 0.29881, 0.32572, 0.40089, 0.32632, 0.3767, 0.35978, 0.28806, 0.36628]</text:p>
            </text:list-item>
            <text:list-item>
              <text:p text:style-name="P2">TEST: acc: 0.08331, mrecall: 0.41044, recall: [ 0.10385085 <text:s/>0.76923077 <text:s/>0. <text:s text:c="9"/>0. <text:s text:c="9"/>0. <text:s text:c="9"/>1. <text:s text:c="9"/>1. <text:s text:c="7"/>]</text:p>
            </text:list-item>
            <text:list-item>
              <text:p text:style-name="P2">Test DR per run: [0.35517, 0.33097, 0.31995, 0.3242, 0.28041, 0.31513, 0.41044, 0.32686, 0.37734, 0.20879, 0.36181, 0.29784, 0.37362, 0.38725, 0.25112, 0.36543, 0.34859, 0.32089, 0.39352, 0.30911]</text:p>
            </text:list-item>
            <text:list-item>
              <text:p text:style-name="P2">[0.32425, 0.36905, 0.30951, 0.37165, 0.38031, 0.29252, 0.26269, 0.21978, 0.38452, 0.398, 0.37278, 0.30859, 0.29881, 0.32572, 0.40089, 0.32632, 0.3767, 0.35978, 0.28806, 0.36628, 0.36181, 0.29784, 0.37362, 0.38725, 0.25112, 0.36543, 0.34859, 0.32089, 0.39352, 0.30911]</text:p>
            </text:list-item>
          </text:list>
        </text:list-item>
        <text:list-item>
          <text:p text:style-name="P2">fitness sharing: </text:p>
          <text:list>
            <text:list-item>
              <text:p text:style-name="P2">TEST: acc: 0.63089, mrecall: 0.36645, recall: [ 0.79595748 <text:s/>0.76923077 <text:s/>0. <text:s text:c="9"/>0. 0. <text:s text:c="9"/>0. <text:s text:c="9"/>1. <text:s text:c="7"/>]</text:p>
            </text:list-item>
            <text:list-item>
              <text:p text:style-name="P2">Test DR per run: [0.1815, 0.25274, 0.21978, 0.28571, 0.18259, 0.23971, 0.24809, 0.28571, 0.29666, 0.28205, 0.21365, 0.24824, 0.25634, 0.24542, 0.24358, 0.26963, 0.323, 0.36645, 0.25913, 0.30313]</text:p>
            </text:list-item>
            <text:list-item>
              <text:p text:style-name="P2">TEST: acc: 0.61172, mrecall: 0.35539, recall: [ 0.60332811 <text:s/>0. <text:s text:c="9"/>1. <text:s text:c="9"/>0.88445476 0. <text:s text:c="9"/>0. <text:s text:c="9"/>0. <text:s text:c="7"/>]</text:p>
            </text:list-item>
            <text:list-item>
              <text:p text:style-name="P2">Test DR per run: [0.25641, 0.24542, 0.28105, 0.35539, 0.2271, 0.29435, 0.28571, 0.27636, 0.17428, 0.25232, 0.2579, 0.21978, 0.25803, 0.28571, 0.25575, 0.22467, 0.23328, 0.2692, 0.20749, 0.31996]</text:p>
            </text:list-item>
            <text:list-item>
              <text:p text:style-name="P2">[0.25641, 0.24542, 0.28105, 0.35539, 0.2271, 0.29435, 0.28571, 0.27636, 0.17428, 0.25232, 0.2579, 0.21978, 0.25803, 0.28571, 0.25575, 0.22467, 0.23328, 0.2692, 0.20749, 0.31996, 0.21365, 0.24824, 0.25634, 0.24542, 0.24358, 0.26963, 0.323, 0.36645, 0.25913, 0.30313]</text:p>
            </text:list-item>
          </text:list>
        </text:list-item>
        <text:list-item>
          <text:p text:style-name="P2">classwise fitness sharing:</text:p>
          <text:list>
            <text:list-item>
              <text:p text:style-name="P2">TEST: acc: 0.57841, mrecall: 0.39756, recall: [ 0.66030667 <text:s/>0. <text:s text:c="9"/>0. <text:s text:c="9"/>0.37262181 0. <text:s text:c="9"/>0.75 <text:s text:c="7"/>1. <text:s text:c="7"/>]</text:p>
            </text:list-item>
            <text:list-item>
              <text:p text:style-name="P2">Test DR per run: [0.28205, 0.32325, 0.34187, 0.39756, 0.1815, 0.28571, 0.25442, 0.2692, 0.28571, 0.30458, 0.28571, 0.29578, 0.28571, 0.2692, 0.32019, 0.37107, <text:soft-page-break/>0.25324, 0.2692, 0.25071, 0.29055]</text:p>
            </text:list-item>
            <text:list-item>
              <text:p text:style-name="P2">TEST: acc: 0.63896, mrecall: 0.44073, recall: [ 0.63530232 <text:s/>0.53846154 <text:s/>0. 0.91136891 <text:s/>0. <text:s text:c="9"/>0. <text:s text:c="9"/>1. <text:s text:c="7"/>]</text:p>
            </text:list-item>
            <text:list-item>
              <text:p text:style-name="P2">Test DR per run: [0.18371, 0.12635, 0.31456, 0.28571, 0.28205, 0.44073, 0.23071, 0.35388, 0.28571, 0.27045, 0.28571, 0.38481, 0.23523, 0.21978, 0.31316, 0.26163, 0.24798, 0.25805, 0.25539, 0.26556]</text:p>
            </text:list-item>
            <text:list-item>
              <text:p text:style-name="P2">[0.18371, 0.12635, 0.31456, 0.28571, 0.28205, 0.44073, 0.23071, 0.35388, 0.28571, 0.27045, 0.28571, 0.38481, 0.23523, 0.21978, 0.31316, 0.26163, 0.24798, 0.25805, 0.25539, 0.26556, 0.28571, 0.29578, 0.28571, 0.2692, 0.32019, 0.37107, 0.25324, 0.2692, 0.25071, 0.29055]</text:p>
            </text:list-item>
          </text:list>
        </text:list-item>
      </text:list>
      <text:p text:style-name="P6"/>
      <text:p text:style-name="P6">Recall no melhor run:</text:p>
      <text:p text:style-name="P1"/>
      <text:list xml:id="list2793624110593821271" text:style-name="L5">
        <text:list-item>
          <text:p text:style-name="P3">benchmark:</text:p>
          <text:list>
            <text:list-item>
              <text:p text:style-name="P3">[[0.035, 0.0, 0.0, 0.0, 0.992, 0.0, 1.0], [0.035, 0.0, 0.0, 0.0, 0.992, 0.0, 1.0], [0.452, 0.615, 0.0, 0.0, 0.0, 0.0, 1.0], [0.452, 0.615, 0.0, 0.0, 0.0, 0.0, 1.0], [0.452, 0.615, 0.0, 0.0, 0.0, 0.0, 1.0], [0.452, 0.615, 0.0, 0.0, 0.0, 0.0, 1.0], [0.452, 0.615, 0.0, 0.0, 0.0, 0.0, 1.0], [0.452, 0.615, 0.0, 0.0, 0.0, 0.0, 1.0], [0.452, 0.615, 0.0, 0.0, 0.0, 0.0, 1.0], [0.452, 0.615, 0.0, 0.0, 0.0, 0.0, 1.0], [0.806, 0.0, 1.0, 0.0, 0.0, 0.0, 1.0], [0.806, 0.0, 1.0, 0.0, 0.0, 0.0, 1.0], [0.806, 0.0, 1.0, 0.0, 0.0, 0.0, 1.0], [0.806, 0.0, 1.0, 0.0, 0.0, 0.0, 1.0], [0.806, 0.0, 1.0, 0.0, 0.0, 0.0, 1.0], [0.806, 0.0, 1.0, 0.0, 0.0, 0.0, 1.0], [0.806, 0.0, 1.0, 0.0, 0.0, 0.0, 1.0], [0.806, 0.0, 1.0, 0.0, 0.0, 0.0, 1.0], [0.806, 0.0, 1.0, 0.0, 0.0, 0.0, 1.0], [0.806, 0.0, 1.0, 0.0, 0.0, 0.0, 1.0]]</text:p>
            </text:list-item>
            <text:list-item>
              <text:p text:style-name="P3">[[0.0, 0.769, 0.0, 0.0, 0.0, 1.0, 1.0], [0.0, 0.769, 0.0, 0.0, 0.0, 1.0, 1.0], [0.0, 0.769, 0.0, 0.0, 0.0, 1.0, 1.0], [0.0, 0.769, 0.0, 0.0, 0.0, 1.0, 1.0], [0.0, 0.769, 0.0, 0.0, 0.0, 1.0, 1.0], [0.0, 0.769, 0.0, 0.0, 0.0, 1.0, 1.0], [0.0, 0.769, 0.0, 0.0, 0.0, 1.0, 1.0], [0.0, 0.769, 0.0, 0.0, 0.0, 1.0, 1.0], [0.0, 0.769, 0.0, 0.0, 0.0, 1.0, 1.0], [0.103, 0.769, 0.0, 0.0, 0.0, 1.0, 1.0], [0.103, 0.769, 0.0, 0.0, 0.0, 1.0, 1.0], [0.103, 0.769, 0.0, 0.0, 0.0, 1.0, 1.0], [0.103, 0.769, 0.0, 0.0, 0.0, 1.0, 1.0], [0.103, 0.769, 0.0, 0.0, 0.0, 1.0, 1.0], [0.103, 0.769, 0.0, 0.0, 0.0, 1.0, 1.0], [0.103, 0.769, 0.0, 0.0, 0.0, 1.0, 1.0], [0.103, 0.769, 0.0, 0.0, 0.0, 1.0, 1.0], [0.103, 0.769, 0.0, 0.0, 0.0, 1.0, 1.0], [0.103, 0.769, 0.0, 0.0, 0.0, 1.0, 1.0], [0.103, 0.769, 0.0, 0.0, 0.0, 1.0, 1.0]]</text:p>
            </text:list-item>
          </text:list>
        </text:list-item>
        <text:list-item>
          <text:p text:style-name="P3">fitness sharing:</text:p>
          <text:list>
            <text:list-item>
              <text:p text:style-name="P3">[[0.856, 0.846, 0.0, 0.0, 0.0, 0.0, 0.0], [0.0, 0.846, 0.0, 0.447, 0.271, 0.0, 0.0], [0.625, 0.0, 0.0, 0.0, 1.0, 0.0, 0.0], [0.856, 0.846, 0.0, 0.0, 0.0, 0.0, 0.0], [0.856, 0.846, 0.0, 0.0, 0.0, 0.0, 0.0], [0.625, 0.0, 0.0, 0.0, 1.0, 0.0, 0.0], [0.198, 0.0, 0.0, 0.821, 0.0, 0.0, 0.0], [0.468, 0.0, 0.0, 0.931, 0.0, 0.0, 0.0], [0.0, 0.0, 0.564, 0.0, 1.0, 0.0, 0.0], [0.0, 0.0, 0.564, 0.0, 1.0, 0.0, 0.0], [0.0, 0.0, 0.538, 0.0, 0.756, 1.0, 0.0], [0.795, 0.769, 0.0, 0.0, 0.0, 0.0, 1.0], [0.0, 0.0, 0.564, 0.0, 1.0, 0.0, 0.0], [0.0, 0.0, 0.564, 0.0, 1.0, 0.0, 0.0], [0.795, 0.769, 0.0, 0.0, 0.0, 0.0, 1.0], [0.795, 0.769, 0.0, 0.0, 0.0, 0.0, 1.0], [0.795, 0.769, 0.0, 0.0, 0.0, 0.0, 1.0], [0.795, 0.769, 0.0, 0.0, 0.0, 0.0, 1.0], [0.0, 0.0, 0.564, 0.0, 1.0, 0.0, 0.0], [0.795, 0.769, 0.0, 0.0, 0.0, 0.0, 1.0]]</text:p>
            </text:list-item>
            <text:list-item>
              <text:p text:style-name="P3">[[0.64, 0.0, 0.41, 0.714, 0.0, 0.0, 0.0], [0.64, 0.0, 0.41, 0.714, 0.0, 0.0, 0.0], [0.0, 0.0, 1.0, 0.884, 0.0, 0.0, 0.0], [0.64, 0.0, 0.41, 0.714, 0.0, 0.0, 0.0], [0.997, 0.923, 0.0, 0.0, 0.0, 0.0, 0.0], [0.0, 0.0, 1.0, 0.884, 0.0, 0.0, 0.0], [0.672, 0.0, 1.0, 0.0, 0.802, 0.0, 0.0], [0.603, 0.0, 1.0, 0.884, 0.0, 0.0, 0.0], [0.603, 0.0, 1.0, 0.884, 0.0, 0.0, 0.0], [0.603, 0.0, 1.0, 0.884, 0.0, 0.0, 0.0], [0.603, 0.0, 1.0, 0.884, 0.0, 0.0, 0.0], [0.603, 0.0, 1.0, 0.884, 0.0, 0.0, 0.0], [0.603, 0.0, 1.0, 0.884, 0.0, 0.0, 0.0], [0.603, 0.0, 1.0, 0.884, 0.0, 0.0, 0.0], [0.603, 0.0, 1.0, 0.884, 0.0, 0.0, 0.0], [0.603, 0.0, 1.0, 0.884, 0.0, 0.0, 0.0], [0.756, 0.846, 0.0, 0.0, 0.0, 0.0, 1.0], [0.603, 0.0, 1.0, 0.884, 0.0, 0.0, 0.0], [0.12, 0.0, 0.384, 0.0, 0.362, 0.75, 0.0], [0.603, 0.0, 1.0, 0.884, 0.0, 0.0, 0.0]]</text:p>
            </text:list-item>
          </text:list>
        </text:list-item>
        <text:list-item>
          <text:p text:style-name="P3"><text:soft-page-break/>classwise fitness sharing:</text:p>
          <text:list>
            <text:list-item>
              <text:p text:style-name="P3">[[0.0, 0.0, 0.0, 0.439, 0.0, 0.75, 1.0], [0.756, 0.846, 0.358, 0.0, 0.0, 0.0, 0.0], [0.0, 0.0, 0.0, 0.439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, [0.66, 0.0, 0.0, 0.372, 0.0, 0.75, 1.0]]</text:p>
            </text:list-item>
            <text:list-item>
              <text:p text:style-name="P3">[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0, 0.538, 0.0, 0.911, 0.0, 0.0, 1.0], [0.635, 0.538, 0.0, 0.911, 0.0, 0.0, 1.0], [0.635, 0.538, 0.0, 0.911, 0.0, 0.0, 1.0], [0.635, 0.538, 0.0, 0.911, 0.0, 0.0, 1.0], [0.681, 0.846, 0.0, 0.0, 0.0, 0.0, 1.0], [0.493, 0.0, 0.615, 0.0, 0.0, 1.0, 0.0], [0.642, 0.0, 0.846, 0.0, 0.436, 0.0, 0.0], [0.0, 1.0, 0.0, 0.0, 0.593, 0.0, 0.0], [0.635, 0.538, 0.0, 0.911, 0.0, 0.0, 1.0]]</text:p>
            </text:list-item>
          </text:list>
        </text:list-item>
      </text:list>
      <text:p text:style-name="P1"/>
      <text:p text:style-name="P6">Avg de DR por geração:</text:p>
      <text:p text:style-name="P1"/>
      <text:list xml:id="list647497740108098594" text:style-name="L6">
        <text:list-item>
          <text:p text:style-name="P4">benchmark:</text:p>
          <text:list>
            <text:list-item>
              <text:p text:style-name="P4">[0.293, 0.304, 0.314, 0.32, 0.32, 0.321, 0.324, 0.323, 0.318, 0.323, 0.323, 0.323, 0.32, 0.327, 0.334, 0.327, 0.33, 0.331, 0.336, 0.332]</text:p>
            </text:list-item>
            <text:list-item>
              <text:p text:style-name="P4">[0.295, 0.299, 0.303, 0.309, 0.314, 0.317, 0.32, 0.323, 0.326, 0.313, 0.326, 0.321, 0.316, 0.337, 0.35, 0.337, 0.346, 0.34, 0.338, 0.346]</text:p>
            </text:list-item>
          </text:list>
        </text:list-item>
        <text:list-item>
          <text:p text:style-name="P4">fitness sharing:</text:p>
          <text:list>
            <text:list-item>
              <text:p text:style-name="P4">[0.224, 0.251, 0.263, 0.264, 0.272, 0.255, 0.259, 0.258, 0.259, 0.267, 0.264, 0.262, 0.273, 0.275, 0.272, 0.281, 0.276, 0.275, 0.245, 0.26]</text:p>
            </text:list-item>
            <text:list-item>
              <text:p text:style-name="P4">[0.232, 0.237, 0.249, 0.243, 0.256, 0.265, 0.263, 0.251, 0.268, 0.272, 0.273, 0.277, 0.272, 0.261, 0.269, 0.262, 0.266, 0.273, 0.277, 0.259]</text:p>
            </text:list-item>
          </text:list>
        </text:list-item>
        <text:list-item>
          <text:p text:style-name="P4">classwise fitness sharing:</text:p>
          <text:list>
            <text:list-item>
              <text:p text:style-name="P4">[0.267, 0.272, 0.28, 0.284, 0.283, 0.271, 0.27, 0.283, 0.301, 0.302, 0.284, 0.297, 0.293, 0.297, 0.298, 0.297, 0.299, 0.286, 0.298, 0.29]</text:p>
            </text:list-item>
            <text:list-item>
              <text:p text:style-name="P4">[0.264, 0.282, 0.277, 0.282, 0.277, 0.283, 0.265, 0.277, 0.286, 0.279, 0.295, 0.282, 0.281, 0.274, 0.285, 0.313, 0.282, 0.278, 0.275, 0.275]</text:p>
            </text:list-item>
          </text:list>
        </text:list-item>
      </text:list>
      <text:p text:style-name="P1"/>
      <text:p text:style-name="P9">GISETTE</text:p>
      <text:p text:style-name="P8"/>
      <text:p text:style-name="P7"><text:span text:style-name="T1">Mann-Whitney U-Test </text:span>at p≤ 0.05:</text:p>
      <text:p text:style-name="Standard"/>
      <text:p text:style-name="Standard">benchmark venceu das opções com diversity</text:p>
      <text:p text:style-name="Standard">empatou com a genotype diversity, mas provavelmente só foi melhor por usar DR junto no calculo</text:p>
      <text:p text:style-name="Standard"><text:span text:style-name="T2">sem diferença entre classwise fitness sharing e fitness sharing</text:span></text:p>
      <text:p text:style-name="Standard"/>
      <text:p text:style-name="Standard"><text:span text:style-name="T3">Melhor resultado:</text:span></text:p>
      <text:list xml:id="list8651748174718737559" text:style-name="L7">
        <text:list-item>
          <text:p text:style-name="P5">benchmark:</text:p>
          <text:list>
            <text:list-item>
              <text:p text:style-name="P5">TEST: acc: 0.816, mrecall: 0.816, recall: [ 0.778 <text:s/>0.854]</text:p>
            </text:list-item>
            <text:list-item>
              <text:p text:style-name="P5">Test DR per run: [0.712, 0.766, 0.733, 0.694, 0.709, 0.645, 0.709, 0.782, 0.746, 0.726, 0.811, 0.731, 0.714, 0.78899, 0.737, 0.767, 0.69, 0.636, 0.732, 0.712, 0.712, 0.816, <text:soft-page-break/>0.747, 0.716, 0.708, 0.769, 0.659, 0.671, 0.659, 0.697]</text:p>
            </text:list-item>
            <text:list-item>
              <text:p text:style-name="P5">TEST: acc: 0.831, mrecall: 0.831, recall: [ 0.802 <text:s/>0.86 ]</text:p>
            </text:list-item>
            <text:list-item>
              <text:p text:style-name="P5">Test DR per run: [0.637, 0.717, 0.7, 0.688, 0.642, 0.831, 0.742, 0.806, 0.673, 0.706, 0.789, 0.78699, 0.682, 0.603, 0.718, 0.74, 0.611, 0.716, 0.696, 0.703, 0.734, 0.686, 0.747, 0.703, 0.707, 0.705, 0.709, 0.64, 0.795, 0.665]</text:p>
            </text:list-item>
          </text:list>
        </text:list-item>
        <text:list-item>
          <text:p text:style-name="P5">fitness sharing:</text:p>
          <text:list>
            <text:list-item>
              <text:p text:style-name="P5">TEST: acc: 0.806, mrecall: 0.806, recall: [ 0.822 <text:s/>0.79 ]</text:p>
            </text:list-item>
            <text:list-item>
              <text:p text:style-name="P5">Test DR per run: [0.677, 0.748, 0.768, 0.665, 0.673, 0.701, 0.634, 0.703, 0.806, 0.782, 0.69, 0.656, 0.628, 0.612, 0.741, 0.719, 0.674, 0.672, 0.675, 0.698, 0.756, 0.675, 0.64, 0.651, 0.651, 0.512, 0.719, 0.74, 0.695, 0.68]</text:p>
            </text:list-item>
            <text:list-item>
              <text:p text:style-name="P5">TEST: acc: 0.836, mrecall: 0.836, recall: [ 0.832 <text:s/>0.84 ]</text:p>
            </text:list-item>
            <text:list-item>
              <text:p text:style-name="P5">Test DR per run: [0.711, 0.66799, 0.705, 0.698, 0.58399, 0.753, 0.702, 0.643, 0.641, 0.611, 0.572, 0.687, 0.705, 0.797, 0.65199, 0.724, 0.592, 0.673, 0.836, 0.783, 0.701, 0.57599, 0.696, 0.602, 0.738, 0.63, 0.663, 0.702, 0.73, 0.698]</text:p>
            </text:list-item>
          </text:list>
        </text:list-item>
        <text:list-item>
          <text:p text:style-name="P5">classwise fitness sharing:</text:p>
          <text:list>
            <text:list-item>
              <text:p text:style-name="P5">TEST: acc: 0.813, mrecall: 0.813, recall: [ 0.742 <text:s/>0.884]</text:p>
            </text:list-item>
            <text:list-item>
              <text:p text:style-name="P5">Test DR per run: [0.719, 0.694, 0.622, 0.813, 0.617, 0.674, 0.76, 0.58099, 0.709, 0.8, 0.709, 0.72, 0.589, 0.72, 0.659, 0.56099, 0.587, 0.67, 0.695, 0.57699, 0.622, 0.596, 0.648, 0.73, 0.726, 0.538, 0.522, 0.799, 0.725, 0.717]</text:p>
            </text:list-item>
            <text:list-item>
              <text:p text:style-name="P5">TEST: acc: 0.784, mrecall: 0.784, recall: [ 0.678 <text:s/>0.89 ]</text:p>
            </text:list-item>
            <text:list-item>
              <text:p text:style-name="P5">Test DR per run: [0.633, 0.729, 0.57, 0.68, 0.69, 0.645, 0.513, 0.784, 0.644, 0.718, 0.56599, 0.58199, 0.591, 0.626, 0.682, 0.764, 0.698, 0.688, 0.65999, 0.571, 0.625, 0.757, 0.677, 0.682, 0.693, 0.604, 0.614, 0.631, 0.597, 0.659]</text:p>
            </text:list-item>
          </text:list>
        </text:list-item>
      </text:list>
      <text:p text:style-name="P6"/>
      <text:p text:style-name="P6">Recall no melhor run:</text:p>
      <text:list xml:id="list42596635" text:continue-numbering="true" text:style-name="L7">
        <text:list-item>
          <text:p text:style-name="P5">benchmark:</text:p>
          <text:list>
            <text:list-item>
              <text:p text:style-name="P5">[[0.778, 0.854], [0.778, 0.854], [0.78, 0.852], [0.78, 0.854], [0.78, 0.854], [0.78, 0.854], [0.78, 0.854], [0.778, 0.854], [0.778, 0.854], [0.778, 0.854], [0.778, 0.854], [0.778, 0.854], [0.778, 0.854], [0.778, 0.854], [0.778, 0.854], [0.778, 0.854], [0.778, 0.854], [0.778, 0.854], [0.778, 0.854], [0.778, 0.854]]</text:p>
            </text:list-item>
            <text:list-item>
              <text:p text:style-name="P5">[[0.802, 0.86], [0.802, 0.86], [0.802, 0.86], [0.802, 0.86], [0.802, 0.86], [0.802, 0.86], [0.802, 0.86], [0.802, 0.86], [0.802, 0.86], [0.802, 0.86], [0.802, 0.86], [0.802, 0.86], [0.802, 0.86], [0.802, 0.86], [0.802, 0.86], [0.802, 0.86], [0.802, 0.86], [0.802, 0.86], [0.802, 0.86], [0.802, 0.86]]</text:p>
            </text:list-item>
          </text:list>
        </text:list-item>
        <text:list-item>
          <text:p text:style-name="P5">fitness sharing:</text:p>
          <text:list>
            <text:list-item>
              <text:p text:style-name="P5">[[0.554, 0.664], [0.484, 0.92], [0.484, 0.92], [0.484, 0.92], [0.484, 0.92], [0.484, 0.92], [0.484, 0.92], [0.484, 0.92], [0.438, 0.884], [0.438, 0.884], [0.438, 0.884], [0.636, 0.666], [0.678, 0.794], [0.736, 0.86], [0.678, 0.794], [0.85, 0.474], [0.736, 0.86], [0.822, 0.79], [0.822, 0.79], [0.822, 0.79]]</text:p>
            </text:list-item>
            <text:list-item>
              <text:p text:style-name="P5">[[0.574, 0.726], [0.518, 0.874], [0.518, 0.874], [0.518, 0.874], [0.594, 0.85], [0.594, 0.85], [0.594, 0.85], [0.602, 0.696], [0.594, 0.85], [0.668, 0.704], [0.832, 0.84], [0.832, 0.84], [0.832, 0.84], [0.832, 0.84], [0.832, 0.84], [0.832, 0.84], [0.832, 0.84], [0.832, 0.84], [0.832, 0.84], [0.832, 0.84]]</text:p>
            </text:list-item>
          </text:list>
        </text:list-item>
        <text:list-item>
          <text:p text:style-name="P5">classwise fitness sharing:<text:tab/></text:p>
          <text:list>
            <text:list-item>
              <text:p text:style-name="P5">[[0.408, 0.882], [0.408, 0.882], [0.866, 0.254], [0.408, 0.882], [0.408, 0.882], [0.79, 0.29], [0.734, 0.846], [0.734, 0.846], [0.63, 0.904], [0.63, 0.904], [0.63, 0.904], [0.63, 0.904], [0.734, 0.846], [0.734, 0.846], [0.734, 0.846], [0.766, 0.82], [0.63, 0.904], [0.704, 0.84], [0.708, 0.868], [0.742, 0.884]]</text:p>
            </text:list-item>
            <text:list-item>
              <text:p text:style-name="P5">[[0.51, 0.774], [0.508, 0.754], [0.272, 0.964], [0.484, 0.824], [0.27, 0.97], [0.798, 0.444], [0.508, 0.754], [0.27, 0.97], [0.51, 0.774], [0.636, 0.64], [0.636, 0.64], [0.532, 0.702], [0.652, 0.576], [0.67, 0.678], [0.678, 0.89], [0.678, 0.89], [0.678, 0.89], [0.678, 0.89], <text:soft-page-break/>[0.678, 0.89], [0.678, 0.89]]</text:p>
            </text:list-item>
          </text:list>
        </text:list-item>
      </text:list>
      <text:p text:style-name="P1"/>
      <text:p text:style-name="P6">Avg de DR por geração:</text:p>
      <text:list xml:id="list42593866" text:continue-numbering="true" text:style-name="L7">
        <text:list-item>
          <text:p text:style-name="P5">benchmark:</text:p>
          <text:list>
            <text:list-item>
              <text:p text:style-name="P5">[0.663, 0.665, 0.668, 0.671, 0.668, 0.675, 0.678, 0.68, 0.684, 0.685, 0.686, 0.69, 0.691, 0.693, 0.696, 0.7, 0.702, 0.708, 0.707, 0.709]</text:p>
            </text:list-item>
            <text:list-item>
              <text:p text:style-name="P5">[0.663, 0.669, 0.671, 0.675, 0.684, 0.68, 0.685, 0.689, 0.691, 0.692, 0.701, 0.698, 0.699, 0.699, 0.709, 0.708, 0.706, 0.715, 0.713, 0.716]</text:p>
            </text:list-item>
          </text:list>
        </text:list-item>
        <text:list-item>
          <text:p text:style-name="P5">fitness sharing:</text:p>
          <text:list>
            <text:list-item>
              <text:p text:style-name="P5">[0.661, 0.667, 0.666, 0.669, 0.679, 0.674, 0.682, 0.685, 0.681, 0.682, 0.675, 0.681, 0.688, 0.674, 0.684, 0.689, 0.687, 0.667, 0.677, 0.688]</text:p>
            </text:list-item>
            <text:list-item>
              <text:p text:style-name="P5">[0.645, 0.647, 0.663, 0.672, 0.667, 0.679, 0.676, 0.677, 0.676, 0.687, 0.693, 0.704, 0.699, 0.695, 0.697, 0.707, 0.687, 0.697, 0.695, 0.682]</text:p>
            </text:list-item>
          </text:list>
        </text:list-item>
        <text:list-item>
          <text:p text:style-name="P5">classwise fitness sharing:</text:p>
          <text:list>
            <text:list-item>
              <text:p text:style-name="P5">[0.633, 0.639, 0.656, 0.655, 0.662, 0.66, 0.664, 0.677, 0.674, 0.647, 0.673, 0.673, 0.674, 0.686, 0.672, 0.677, 0.678, 0.664, 0.686, 0.669]</text:p>
            </text:list-item>
            <text:list-item>
              <text:p text:style-name="P5">[0.65, 0.657, 0.657, 0.67, 0.665, 0.663, 0.667, 0.661, 0.667, 0.665, 0.667, 0.668, 0.676, 0.668, 0.674, 0.667, 0.677, 0.672, 0.675, 0.652]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3S</meta:editing-duration>
    <meta:editing-cycles>20</meta:editing-cycles>
    <meta:generator>OpenOffice/4.1.1$Win32 OpenOffice.org_project/411m6$Build-9775</meta:generator>
    <dc:date>2015-03-19T22:43:12.32</dc:date>
    <dc:creator>Jessica Pauli de C Bonson</dc:creator>
    <meta:document-statistic meta:table-count="0" meta:image-count="0" meta:object-count="0" meta:page-count="5" meta:paragraph-count="90" meta:word-count="2113" meta:character-count="13859"/>
    <meta:user-defined meta:name="Info 1"/>
    <meta:user-defined meta:name="Info 2"/>
    <meta:user-defined meta:name="Info 3"/>
    <meta:user-defined meta:name="Info 4"/>
  </office:meta>
</office:document-meta>
</file>